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{ | Smith, (2012) | | |zu:2433:WQVBH98K}</text:p>
      <text:p text:style-name="Standard"/>
      <text:p text:style-name="Standard">Mor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Proxima Nova" fo:font-family="'Proxima Nova'" style:font-family-generic="roman" style:font-pitch="variable" fo:font-size="16pt" style:font-name-asian="Proxima Nova1" style:font-family-asian="'Proxima Nova'" style:font-family-generic-asian="system" style:font-pitch-asian="variable" style:font-size-asian="16pt" style:font-name-complex="Proxima Nova1" style:font-family-complex="'Proxima Nova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0" meta:character-count="54" meta:non-whitespace-character-count="46"/>
    <meta:generator>LibreOfficeDev/6.0.5.2$Linux_X86_64 LibreOffice_project/</meta:generator>
  </office:meta>
</office:document-meta>
</file>